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3_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. J. Klauber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April 10, 1891</text:p>
      <text:p text:style-name="P5">Month<text:tab/><text:tab/><text:tab/><text:tab/><text:tab/><text:tab/>April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Orange</text:p>
      <text:p text:style-name="P5">State<text:tab/><text:tab/><text:tab/><text:tab/><text:tab/><text:tab/>NJ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Orange, N. J. April 10th 1891/</text:p>
      <text:p text:style-name="P2">Rev. Dr. Morais/</text:p>
      <text:p text:style-name="P2"><text:tab/>Philadelphia/</text:p>
      <text:p text:style-name="P2">Rev Sir/</text:p>
      <text:p text:style-name="P2"><text:tab/>I am led to believe/ that you are at the Head of a Hebrew/ college in your city, if such is the/ fact, you can do us a favor. <text:s/>Our congre/gation wants a young man, who would/ take a situation, as a Preacher, Teacher/ in hebrew[sic!] &amp; Chazan, we would pay about/ 500-600 Doll. pr Anum, as we only have 25/ Members, about 12-16 children to teach/ all attending Public scool[sic!], the preaching/ of course would not be very often, for/ while we have Minyan Friday evenings/ &amp; Sathurday[sic!] mornings, the attendance/ is not such that a sermon would/</text:p>
      <text:p text:style-name="P2"/>
      <text:p text:style-name="P2">[Page 2]</text:p>
      <text:p text:style-name="P2">be wanted. <text:s/>Still we want a young/ man of American Ideas, of push and/ energie[sic!], but not a radical <text:soft-page-break/>reformer/ who should teach the children how/ to imitate <text:span text:style-name="T2">the Goj</text:span><text:span text:style-name="T3">. <text:s/>I hope Dear/ &amp; Reverend Sir, that you will excuse/ the imposition, of taking up your/ valuable time, anticipating/ your esteemed answer/ I beg leave to remain/ my dear Sir Respectfully yours/ S. J. Klauber/ Presidt./ of Congregation Sharey Tefiloh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3T12:57:27.54</meta:creation-date>
    <meta:document-statistic meta:table-count="0" meta:image-count="0" meta:object-count="0" meta:page-count="3" meta:paragraph-count="68" meta:word-count="350" meta:character-count="2308"/>
    <dc:date>2011-11-23T13:03:29.32</dc:date>
    <dc:creator>Penn Libraries</dc:creator>
    <meta:editing-duration>PT00H06M01S</meta:editing-duration>
    <meta:editing-cycles>1</meta:editing-cycles>
    <meta:generator>OpenOffice.org/3.2$Win32 OpenOffice.org_project/320m12$Build-9483</meta:generator>
  </office:meta>
</office:document-meta>
</file>